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6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2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3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30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3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9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6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5-0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9-04-1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11-2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10-1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9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9-1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8-2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7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6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5-0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8-04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11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10-1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9-22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8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7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6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5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7-03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11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10-3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9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8-1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7-14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6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5-11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6-04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11-2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10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09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08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06-2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05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5-04-2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11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10-2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9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8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7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6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5-19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4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4-03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10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7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6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4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3-03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7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6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2-04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1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10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200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9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7-03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8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267</text:p>
          </table:table-cell>
          <table:table-cell office:value-type="string" calcext:value-type="string">
            <text:p>QWTA nr Pelican Rapids, USGS <text:s/>HAUGRUD <text:s/>PRSA#13</text:p>
          </table:table-cell>
          <table:table-cell office:value-type="string" calcext:value-type="string">
            <text:p>197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90" meta:object-count="0"/>
    <meta:user-defined meta:name="AppVersion">3.0</meta:user-defined>
  </office:meta>
</office:document-meta>
</file>